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9.402cm" fo:margin-left="-0.053cm" fo:margin-top="0cm" fo:margin-bottom="0cm" table:align="left"/>
    </style:style>
    <style:style style:name="Table4.A" style:family="table-column">
      <style:table-column-properties style:column-width="2.337cm"/>
    </style:style>
    <style:style style:name="Table4.B" style:family="table-column">
      <style:table-column-properties style:column-width="2.288cm"/>
    </style:style>
    <style:style style:name="Table4.C" style:family="table-column">
      <style:table-column-properties style:column-width="2.284cm"/>
    </style:style>
    <style:style style:name="Table4.D" style:family="table-column">
      <style:table-column-properties style:column-width="2.492cm"/>
    </style:style>
    <style:style style:name="Table4.1" style:family="table-row">
      <style:table-row-properties style:min-row-height="0.37cm" fo:keep-together="auto"/>
    </style:style>
    <style:style style:name="Table4.A1" style:family="table-cell">
      <style:table-cell-properties fo:background-color="#ffffff" fo:padding-left="0.053cm" fo:padding-right="0.053cm" fo:padding-top="0cm" fo:padding-bottom="0cm" fo:border="none">
        <style:background-image/>
      </style:table-cell-properties>
    </style:style>
    <style:style style:name="Table3" style:family="table">
      <style:table-properties style:width="10.917cm" fo:margin-left="-0.053cm" fo:margin-top="0cm" fo:margin-bottom="0cm" table:align="left"/>
    </style:style>
    <style:style style:name="Table3.A" style:family="table-column">
      <style:table-column-properties style:column-width="1.759cm"/>
    </style:style>
    <style:style style:name="Table3.B" style:family="table-column">
      <style:table-column-properties style:column-width="2.29cm"/>
    </style:style>
    <style:style style:name="Table3.1" style:family="table-row">
      <style:table-row-properties style:min-row-height="0.37cm" fo:keep-together="auto"/>
    </style:style>
    <style:style style:name="Table3.A1" style:family="table-cell">
      <style:table-cell-properties fo:background-color="#ffffff" fo:padding-left="0.053cm" fo:padding-right="0.053cm" fo:padding-top="0cm" fo:padding-bottom="0cm" fo:border="none">
        <style:background-image/>
      </style:table-cell-properties>
    </style:style>
    <style:style style:name="Table2" style:family="table">
      <style:table-properties style:width="16.055cm" fo:margin-left="-0.053cm" fo:margin-top="0cm" fo:margin-bottom="0cm" table:align="left"/>
    </style:style>
    <style:style style:name="Table2.A" style:family="table-column">
      <style:table-column-properties style:column-width="2.339cm"/>
    </style:style>
    <style:style style:name="Table2.B" style:family="table-column">
      <style:table-column-properties style:column-width="2.286cm"/>
    </style:style>
    <style:style style:name="Table2.D" style:family="table-column">
      <style:table-column-properties style:column-width="2.284cm"/>
    </style:style>
    <style:style style:name="Table2.G" style:family="table-column">
      <style:table-column-properties style:column-width="2.288cm"/>
    </style:style>
    <style:style style:name="Table2.1" style:family="table-row">
      <style:table-row-properties style:min-row-height="0.37cm" fo:keep-together="auto"/>
    </style:style>
    <style:style style:name="Table2.A1" style:family="table-cell">
      <style:table-cell-properties fo:background-color="#ffffff" fo:padding-left="0.053cm" fo:padding-right="0.053cm" fo:padding-top="0cm" fo:padding-bottom="0cm" fo:border="none">
        <style:background-image/>
      </style:table-cell-properties>
    </style:style>
    <style:style style:name="Table5" style:family="table">
      <style:table-properties style:width="9.197cm" fo:margin-left="-0.053cm" fo:margin-top="0cm" fo:margin-bottom="0cm" table:align="left"/>
    </style:style>
    <style:style style:name="Table5.A" style:family="table-column">
      <style:table-column-properties style:column-width="2.337cm"/>
    </style:style>
    <style:style style:name="Table5.B" style:family="table-column">
      <style:table-column-properties style:column-width="2.288cm"/>
    </style:style>
    <style:style style:name="Table5.C" style:family="table-column">
      <style:table-column-properties style:column-width="2.284cm"/>
    </style:style>
    <style:style style:name="Table5.D" style:family="table-column">
      <style:table-column-properties style:column-width="2.286cm"/>
    </style:style>
    <style:style style:name="Table5.1" style:family="table-row">
      <style:table-row-properties style:min-row-height="0.37cm" fo:keep-together="auto"/>
    </style:style>
    <style:style style:name="Table5.A1" style:family="table-cell">
      <style:table-cell-properties fo:background-color="#ffffff" fo:padding-left="0.053cm" fo:padding-right="0.053cm" fo:padding-top="0cm" fo:padding-bottom="0cm" fo:border="non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50cfaf" style:font-weight-asian="bold" style:font-weight-complex="bold"/>
    </style:style>
    <style:style style:name="P3" style:family="paragraph" style:parent-style-name="Standard">
      <style:paragraph-properties fo:text-align="start" style:justify-single-word="false">
        <style:tab-stops/>
      </style:paragraph-properties>
      <style:text-properties fo:font-weight="bold" officeooo:rsid="0076b98f" officeooo:paragraph-rsid="0076b98f" style:font-weight-asian="bold" style:font-weight-complex="bold"/>
    </style:style>
    <style:style style:name="P4" style:family="paragraph" style:parent-style-name="Standard">
      <style:text-properties fo:font-weight="bold" officeooo:rsid="007ac691" officeooo:paragraph-rsid="007ac691" style:font-weight-asian="bold" style:font-weight-complex="bold"/>
    </style:style>
    <style:style style:name="P5" style:family="paragraph" style:parent-style-name="Standard">
      <style:text-properties fo:font-weight="bold" officeooo:rsid="007c7379" officeooo:paragraph-rsid="007c7379" style:font-weight-asian="bold" style:font-weight-complex="bold"/>
    </style:style>
    <style:style style:name="P6" style:family="paragraph" style:parent-style-name="Standard">
      <style:text-properties fo:font-size="10pt" officeooo:rsid="001ea47a" officeooo:paragraph-rsid="001ea47a" style:font-size-asian="10pt" style:font-size-complex="10pt"/>
    </style:style>
    <style:style style:name="P7" style:family="paragraph" style:parent-style-name="Standard">
      <style:text-properties fo:font-size="10pt" officeooo:paragraph-rsid="001ea47a" style:font-size-asian="10pt" style:font-size-complex="10pt"/>
    </style:style>
    <style:style style:name="P8" style:family="paragraph" style:parent-style-name="Standard">
      <style:text-properties fo:font-size="10pt" officeooo:rsid="00703a78" officeooo:paragraph-rsid="0076b98f" style:font-size-asian="10pt" style:font-size-complex="10pt"/>
    </style:style>
    <style:style style:name="P9" style:family="paragraph" style:parent-style-name="Standard">
      <style:text-properties fo:font-size="10pt" fo:font-weight="normal" officeooo:rsid="0070ae0e" officeooo:paragraph-rsid="0076b98f" style:font-size-asian="10pt" style:font-weight-asian="normal" style:font-size-complex="10pt" style:font-weight-complex="normal"/>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text-align="center" style:justify-single-word="false">
        <style:tab-stops/>
      </style:paragraph-properties>
      <style:text-properties fo:font-size="11pt" officeooo:rsid="0025f3ba" officeooo:paragraph-rsid="00703a78" style:font-size-asian="11pt" style:font-size-complex="11pt"/>
    </style:style>
    <style:style style:name="P12" style:family="paragraph" style:parent-style-name="Standard">
      <style:paragraph-properties fo:line-height="150%"/>
      <style:text-properties fo:font-size="11pt" officeooo:paragraph-rsid="005289bb" style:font-size-asian="11pt" style:font-size-complex="11pt"/>
    </style:style>
    <style:style style:name="P13" style:family="paragraph" style:parent-style-name="Standard">
      <style:paragraph-properties fo:line-height="150%"/>
      <style:text-properties fo:font-size="11pt" officeooo:paragraph-rsid="005dac05" style:font-size-asian="11pt" style:font-size-complex="11pt"/>
    </style:style>
    <style:style style:name="P14" style:family="paragraph" style:parent-style-name="Standard">
      <style:text-properties fo:font-size="11pt" officeooo:paragraph-rsid="00703a78" style:font-size-asian="11pt" style:font-size-complex="11pt"/>
    </style:style>
    <style:style style:name="P15" style:family="paragraph" style:parent-style-name="Standard">
      <style:paragraph-properties fo:line-height="100%"/>
      <style:text-properties fo:font-size="11pt" officeooo:rsid="00443709" officeooo:paragraph-rsid="0076b98f" style:font-size-asian="11pt" style:font-size-complex="11pt"/>
    </style:style>
    <style:style style:name="P16" style:family="paragraph" style:parent-style-name="Standard">
      <style:paragraph-properties fo:line-height="100%"/>
      <style:text-properties fo:font-size="11pt" officeooo:rsid="00703a78" officeooo:paragraph-rsid="0072a77c" style:font-size-asian="11pt" style:font-size-complex="11pt"/>
    </style:style>
    <style:style style:name="P17" style:family="paragraph" style:parent-style-name="Standard">
      <style:paragraph-properties fo:line-height="100%"/>
      <style:text-properties fo:font-size="11pt" officeooo:rsid="0072a77c" officeooo:paragraph-rsid="0072a77c" style:font-size-asian="11pt" style:font-size-complex="11pt"/>
    </style:style>
    <style:style style:name="P18" style:family="paragraph" style:parent-style-name="Standard">
      <style:text-properties fo:font-size="11pt" fo:font-weight="normal" officeooo:rsid="0072a77c" officeooo:paragraph-rsid="0072a77c" style:font-size-asian="11pt" style:font-weight-asian="normal" style:font-size-complex="11pt" style:font-weight-complex="normal"/>
    </style:style>
    <style:style style:name="P19" style:family="paragraph" style:parent-style-name="Standard">
      <style:paragraph-properties fo:line-height="150%"/>
      <style:text-properties fo:font-size="11pt" fo:font-weight="normal" officeooo:rsid="0072a77c" officeooo:paragraph-rsid="0072a77c" style:font-size-asian="11pt" style:font-weight-asian="normal" style:font-size-complex="11pt" style:font-weight-complex="normal"/>
    </style:style>
    <style:style style:name="P20" style:family="paragraph" style:parent-style-name="Standard">
      <style:paragraph-properties fo:line-height="100%"/>
      <style:text-properties fo:font-size="11pt" fo:font-weight="normal" officeooo:rsid="0072a77c" officeooo:paragraph-rsid="0072a77c" style:font-size-asian="11pt" style:font-weight-asian="normal" style:font-size-complex="11pt" style:font-weight-complex="normal"/>
    </style:style>
    <style:style style:name="P21" style:family="paragraph" style:parent-style-name="Standard">
      <style:text-properties fo:font-size="11pt" fo:font-weight="normal" officeooo:rsid="0070ae0e" officeooo:paragraph-rsid="0076b98f" style:font-size-asian="11pt" style:font-weight-asian="normal" style:font-size-complex="11pt" style:font-weight-complex="normal"/>
    </style:style>
    <style:style style:name="P22" style:family="paragraph" style:parent-style-name="Standard">
      <style:paragraph-properties fo:line-height="100%"/>
      <style:text-properties fo:font-size="11pt" fo:font-weight="normal" officeooo:rsid="0070ae0e" officeooo:paragraph-rsid="0072a77c" style:font-size-asian="11pt" style:font-weight-asian="normal" style:font-size-complex="11pt" style:font-weight-complex="normal"/>
    </style:style>
    <style:style style:name="P23" style:family="paragraph" style:parent-style-name="Standard">
      <style:paragraph-properties fo:line-height="100%"/>
      <style:text-properties fo:font-size="11pt" fo:font-weight="normal" officeooo:rsid="003b8e46" officeooo:paragraph-rsid="0076b98f" style:font-size-asian="11pt" style:font-weight-asian="normal" style:font-size-complex="11pt" style:font-weight-complex="normal"/>
    </style:style>
    <style:style style:name="P24" style:family="paragraph" style:parent-style-name="Standard">
      <style:paragraph-properties fo:text-align="start" style:justify-single-word="false">
        <style:tab-stops/>
      </style:paragraph-properties>
      <style:text-properties style:font-name="Liberation Serif" fo:font-size="11pt" officeooo:rsid="0025f3ba" officeooo:paragraph-rsid="00703a78" style:font-size-asian="11pt" style:font-size-complex="11pt"/>
    </style:style>
    <style:style style:name="P25" style:family="paragraph" style:parent-style-name="Standard">
      <style:paragraph-properties fo:text-align="center" style:justify-single-word="false">
        <style:tab-stops/>
      </style:paragraph-properties>
      <style:text-properties fo:color="#000000" style:font-name="Liberation Sans" fo:font-size="11pt" officeooo:paragraph-rsid="00703a78" style:font-size-asian="11pt" style:font-size-complex="11pt"/>
    </style:style>
    <style:style style:name="P26" style:family="paragraph" style:parent-style-name="Standard">
      <style:paragraph-properties fo:text-align="center" style:justify-single-word="false">
        <style:tab-stops/>
      </style:paragraph-properties>
      <style:text-properties fo:color="#000000" style:font-name="Liberation Sans" fo:font-size="11pt" officeooo:rsid="002eb0d2" officeooo:paragraph-rsid="00703a78" style:font-size-asian="11pt" style:font-size-complex="11pt"/>
    </style:style>
    <style:style style:name="P27" style:family="paragraph" style:parent-style-name="Standard">
      <style:paragraph-properties fo:text-align="start" style:justify-single-word="false">
        <style:tab-stops/>
      </style:paragraph-properties>
      <style:text-properties fo:color="#000000" style:font-name="Liberation Serif" fo:font-size="11pt" officeooo:rsid="0025f3ba" officeooo:paragraph-rsid="00703a78" style:font-size-asian="11pt" style:font-size-complex="11pt"/>
    </style:style>
    <style:style style:name="P28" style:family="paragraph" style:parent-style-name="Standard">
      <style:paragraph-properties fo:text-align="center" style:justify-single-word="false">
        <style:tab-stops/>
      </style:paragraph-properties>
      <style:text-properties fo:color="#000000" style:font-name="Liberation Serif" fo:font-size="12pt" officeooo:rsid="0012d710" officeooo:paragraph-rsid="00703a78" style:font-size-asian="12pt" style:font-size-complex="12pt"/>
    </style:style>
    <style:style style:name="P29" style:family="paragraph" style:parent-style-name="Standard">
      <style:paragraph-properties fo:text-align="center" style:justify-single-word="false">
        <style:tab-stops/>
      </style:paragraph-properties>
      <style:text-properties fo:color="#000000" style:font-name="Liberation Serif" fo:font-size="12pt" officeooo:rsid="002f3002" officeooo:paragraph-rsid="00703a78" style:font-size-asian="12pt" style:font-size-complex="12pt"/>
    </style:style>
    <style:style style:name="P30" style:family="paragraph" style:parent-style-name="Standard">
      <style:paragraph-properties fo:text-align="center" style:justify-single-word="false">
        <style:tab-stops/>
      </style:paragraph-properties>
      <style:text-properties fo:color="#000000" style:font-name="Liberation Serif" fo:font-size="12pt" officeooo:rsid="002eb0d2" officeooo:paragraph-rsid="00703a78" style:font-size-asian="12pt" style:font-size-complex="12pt"/>
    </style:style>
    <style:style style:name="P31" style:family="paragraph" style:parent-style-name="Standard">
      <style:text-properties fo:color="#000000" style:font-name="0" fo:font-size="10pt" style:font-size-asian="10pt"/>
    </style:style>
    <style:style style:name="P32" style:family="paragraph" style:parent-style-name="Standard">
      <style:paragraph-properties fo:text-align="center" style:justify-single-word="false">
        <style:tab-stops/>
      </style:paragraph-properties>
      <style:text-properties fo:color="#000000" style:font-name="0" fo:font-size="10pt" officeooo:rsid="006e7e75" officeooo:paragraph-rsid="006e7e75" style:font-size-asian="10pt"/>
    </style:style>
    <style:style style:name="P33" style:family="paragraph" style:parent-style-name="Standard">
      <style:paragraph-properties fo:text-align="start" style:justify-single-word="false">
        <style:tab-stops/>
      </style:paragraph-properties>
      <style:text-properties fo:color="#000000" style:font-name="0" fo:font-size="10pt" officeooo:rsid="00703a78" officeooo:paragraph-rsid="00703a78" style:font-size-asian="10pt"/>
    </style:style>
    <style:style style:name="P34" style:family="paragraph" style:parent-style-name="Standard">
      <style:paragraph-properties fo:text-align="center" style:justify-single-word="false">
        <style:tab-stops/>
      </style:paragraph-properties>
      <style:text-properties fo:color="#000000" style:font-name="0" fo:font-size="10pt" style:font-size-asian="10pt"/>
    </style:style>
    <style:style style:name="P35" style:family="paragraph" style:parent-style-name="Standard">
      <style:paragraph-properties fo:text-align="center" style:justify-single-word="false">
        <style:tab-stops/>
      </style:paragraph-properties>
      <style:text-properties fo:color="#000000" style:font-name="0" fo:font-size="10pt" officeooo:paragraph-rsid="0076b98f" style:font-size-asian="10pt"/>
    </style:style>
    <style:style style:name="P36" style:family="paragraph" style:parent-style-name="Standard">
      <style:text-properties fo:color="#000000" style:font-name="0" fo:font-size="10pt" officeooo:paragraph-rsid="0076b98f" style:font-size-asian="10pt"/>
    </style:style>
    <style:style style:name="P37" style:family="paragraph" style:parent-style-name="Standard">
      <style:paragraph-properties fo:text-align="end" style:justify-single-word="false">
        <style:tab-stops/>
      </style:paragraph-properties>
      <style:text-properties fo:color="#000000" style:font-name="0" fo:font-size="10pt" style:font-size-asian="10pt"/>
    </style:style>
    <style:style style:name="P38" style:family="paragraph" style:parent-style-name="Standard">
      <style:paragraph-properties fo:text-align="center" style:justify-single-word="false">
        <style:tab-stops/>
      </style:paragraph-properties>
      <style:text-properties fo:color="#000000" style:font-name="0" fo:font-size="10pt" fo:font-weight="bold" officeooo:rsid="0076b98f" officeooo:paragraph-rsid="0076b98f" style:font-size-asian="10pt" style:font-weight-asian="bold" style:font-weight-complex="bold"/>
    </style:style>
    <style:style style:name="P39" style:family="paragraph" style:parent-style-name="Standard">
      <style:paragraph-properties fo:text-align="center" style:justify-single-word="false">
        <style:tab-stops/>
      </style:paragraph-properties>
      <style:text-properties fo:color="#000000" style:font-name="0" fo:font-size="10pt" fo:font-weight="bold" officeooo:paragraph-rsid="0076b98f" style:font-size-asian="10pt" style:font-weight-asian="bold"/>
    </style:style>
    <style:style style:name="P40" style:family="paragraph" style:parent-style-name="Standard">
      <style:paragraph-properties fo:line-height="150%"/>
      <style:text-properties officeooo:paragraph-rsid="006aef87"/>
    </style:style>
    <style:style style:name="P41" style:family="paragraph" style:parent-style-name="Standard">
      <style:paragraph-properties fo:line-height="150%"/>
      <style:text-properties officeooo:paragraph-rsid="00703a78"/>
    </style:style>
    <style:style style:name="P42" style:family="paragraph" style:parent-style-name="Standard">
      <style:paragraph-properties fo:text-align="center" style:justify-single-word="false">
        <style:tab-stops/>
      </style:paragraph-properties>
    </style:style>
    <style:style style:name="P43" style:family="paragraph" style:parent-style-name="Standard">
      <style:paragraph-properties fo:text-align="center" style:justify-single-word="false">
        <style:tab-stops/>
      </style:paragraph-properties>
      <style:text-properties officeooo:paragraph-rsid="0076b98f"/>
    </style:style>
    <style:style style:name="P44" style:family="paragraph" style:parent-style-name="Standard">
      <style:text-properties fo:font-weight="normal" officeooo:rsid="0070ae0e" style:font-weight-asian="normal" style:font-weight-complex="normal"/>
    </style:style>
    <style:style style:name="P45" style:family="paragraph" style:parent-style-name="Standard">
      <style:text-properties fo:font-weight="normal" officeooo:rsid="008291c8" officeooo:paragraph-rsid="008291c8" style:font-weight-asian="normal" style:font-weight-complex="normal"/>
    </style:style>
    <style:style style:name="P46" style:family="paragraph" style:parent-style-name="Standard">
      <style:paragraph-properties fo:text-align="start" style:justify-single-word="false">
        <style:tab-stops/>
      </style:paragraph-properties>
      <style:text-properties officeooo:rsid="0076b98f" officeooo:paragraph-rsid="0076b98f"/>
    </style:style>
    <style:style style:name="P47" style:family="paragraph" style:parent-style-name="Footnote">
      <style:text-properties officeooo:rsid="002f3002" officeooo:paragraph-rsid="002f3002"/>
    </style:style>
    <style:style style:name="P48" style:family="paragraph" style:parent-style-name="Footnote">
      <style:text-properties officeooo:rsid="002f3002" officeooo:paragraph-rsid="0072a77c"/>
    </style:style>
    <style:style style:name="P49" style:family="paragraph" style:parent-style-name="Footnote">
      <style:text-properties fo:font-size="10pt" officeooo:rsid="00703a78" officeooo:paragraph-rsid="0072a77c" style:font-size-asian="10pt" style:font-size-complex="10pt"/>
    </style:style>
    <style:style style:name="P50" style:family="paragraph" style:parent-style-name="Footnote">
      <style:text-properties fo:font-size="10pt" officeooo:rsid="00703a78" officeooo:paragraph-rsid="0076b98f" style:font-size-asian="10pt" style:font-size-complex="10pt"/>
    </style:style>
    <style:style style:name="P51" style:family="paragraph" style:parent-style-name="Footnote">
      <style:text-properties fo:font-size="10pt" officeooo:paragraph-rsid="0072a77c" style:font-size-asian="10pt" style:font-size-complex="10pt"/>
    </style:style>
    <style:style style:name="P52" style:family="paragraph" style:parent-style-name="Footnote">
      <style:text-properties officeooo:rsid="0038b5db" officeooo:paragraph-rsid="0038b5db"/>
    </style:style>
    <style:style style:name="P53" style:family="paragraph" style:parent-style-name="Footnote">
      <style:text-properties officeooo:paragraph-rsid="004a0e60"/>
    </style:style>
    <style:style style:name="P54" style:family="paragraph" style:parent-style-name="Footnote">
      <style:text-properties officeooo:paragraph-rsid="0064e95f"/>
    </style:style>
    <style:style style:name="P55" style:family="paragraph" style:parent-style-name="Footnote">
      <style:text-properties officeooo:rsid="0065ce81" officeooo:paragraph-rsid="00664006"/>
    </style:style>
    <style:style style:name="P56" style:family="paragraph" style:parent-style-name="Footnote">
      <style:text-properties officeooo:paragraph-rsid="006904dc"/>
    </style:style>
    <style:style style:name="P57" style:family="paragraph" style:parent-style-name="Footnote">
      <style:paragraph-properties fo:line-height="100%"/>
      <style:text-properties fo:font-size="11pt" fo:font-weight="normal" officeooo:rsid="0030fb52" officeooo:paragraph-rsid="0072a77c" style:font-size-asian="11pt" style:font-weight-asian="normal" style:font-size-complex="11pt" style:font-weight-complex="normal"/>
    </style:style>
    <style:style style:name="P58" style:family="paragraph" style:parent-style-name="Footnote">
      <style:text-properties fo:font-size="11pt" fo:font-weight="normal" officeooo:rsid="004d319b" officeooo:paragraph-rsid="0072a77c" style:font-size-asian="11pt" style:font-weight-asian="normal" style:font-size-complex="11pt" style:font-weight-complex="normal"/>
    </style:style>
    <style:style style:name="P59" style:family="paragraph" style:parent-style-name="Footnote">
      <style:paragraph-properties fo:line-height="100%"/>
      <style:text-properties fo:font-size="11pt" officeooo:rsid="002f3002" officeooo:paragraph-rsid="0072a77c" style:font-size-asian="11pt" style:font-size-complex="11pt"/>
    </style:style>
    <style:style style:name="P60" style:family="paragraph" style:parent-style-name="Footnote">
      <style:text-properties officeooo:rsid="007c7379" officeooo:paragraph-rsid="007c7379"/>
    </style:style>
    <style:style style:name="P61" style:family="paragraph" style:parent-style-name="Standard">
      <style:paragraph-properties fo:line-height="150%" fo:break-before="page"/>
      <style:text-properties fo:font-size="11pt" fo:font-weight="bold" officeooo:rsid="0072a77c" officeooo:paragraph-rsid="0072a77c" style:font-size-asian="11pt" style:font-weight-asian="bold" style:font-size-complex="11pt" style:font-weight-complex="bold"/>
    </style:style>
    <style:style style:name="P62" style:family="paragraph" style:parent-style-name="Standard">
      <style:paragraph-properties fo:break-before="page"/>
      <style:text-properties fo:font-weight="bold" style:font-weight-asian="bold" style:font-weight-complex="bold"/>
    </style:style>
    <style:style style:name="P63" style:family="paragraph" style:parent-style-name="Standard">
      <style:paragraph-properties fo:text-align="center" style:justify-single-word="false">
        <style:tab-stops/>
      </style:paragraph-properties>
      <style:text-properties fo:color="#000000" style:font-name="0" fo:font-size="10pt" style:font-size-asian="10pt"/>
    </style:style>
    <style:style style:name="P64" style:family="paragraph" style:parent-style-name="Standard">
      <style:paragraph-properties fo:text-align="center" style:justify-single-word="false">
        <style:tab-stops/>
      </style:paragraph-properties>
      <style:text-properties fo:color="#000000" style:font-name="0" fo:font-size="10pt" officeooo:paragraph-rsid="0088b935" style:font-size-asian="10pt"/>
    </style:style>
    <style:style style:name="P65" style:family="paragraph" style:parent-style-name="Standard">
      <style:text-properties fo:color="#000000" style:font-name="0" fo:font-size="10pt" style:font-size-asian="10pt"/>
    </style:style>
    <style:style style:name="P66" style:family="paragraph" style:parent-style-name="Standard">
      <style:paragraph-properties fo:text-align="end" style:justify-single-word="false">
        <style:tab-stops/>
      </style:paragraph-properties>
      <style:text-properties fo:color="#000000" style:font-name="0" fo:font-size="10pt" style:font-size-asian="10pt"/>
    </style:style>
    <style:style style:name="P67" style:family="paragraph" style:parent-style-name="Standard">
      <style:paragraph-properties fo:line-height="150%"/>
      <style:text-properties fo:font-size="11pt" fo:font-weight="normal" officeooo:rsid="007c7379" officeooo:paragraph-rsid="008291c8" style:font-size-asian="11pt" style:font-weight-asian="normal" style:font-size-complex="11pt" style:font-weight-complex="normal"/>
    </style:style>
    <style:style style:name="P68" style:family="paragraph" style:parent-style-name="Standard">
      <style:paragraph-properties fo:line-height="150%"/>
      <style:text-properties fo:font-size="11pt" fo:font-weight="normal" officeooo:rsid="007c7379" officeooo:paragraph-rsid="0096eecd" style:font-size-asian="11pt" style:font-weight-asian="normal" style:font-size-complex="11pt" style:font-weight-complex="normal"/>
    </style:style>
    <style:style style:name="P69" style:family="paragraph" style:parent-style-name="Standard">
      <style:paragraph-properties fo:line-height="150%"/>
      <style:text-properties fo:font-size="11pt" fo:font-style="normal" fo:font-weight="normal" officeooo:rsid="00823eea" officeooo:paragraph-rsid="0096eecd" style:font-size-asian="11pt" style:font-style-asian="normal" style:font-weight-asian="normal" style:font-size-complex="11pt" style:font-style-complex="normal" style:font-weight-complex="normal"/>
    </style:style>
    <style:style style:name="P70" style:family="paragraph" style:parent-style-name="Standard">
      <style:text-properties fo:font-weight="bold" officeooo:rsid="007c7379" officeooo:paragraph-rsid="007c7379" style:font-weight-asian="bold" style:font-weight-complex="bold"/>
    </style:style>
    <style:style style:name="P71" style:family="paragraph" style:parent-style-name="Standard">
      <style:text-properties fo:font-weight="bold" officeooo:rsid="007c7379" officeooo:paragraph-rsid="007ac691" style:font-weight-asian="bold" style:font-weight-complex="bold"/>
    </style:style>
    <style:style style:name="P72" style:family="paragraph" style:parent-style-name="Standard">
      <style:text-properties fo:font-weight="bold" officeooo:rsid="007ac691" officeooo:paragraph-rsid="007ac691" style:font-weight-asian="bold" style:font-weight-complex="bold"/>
    </style:style>
    <style:style style:name="P73"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74" style:family="paragraph" style:parent-style-name="Standard">
      <style:paragraph-properties fo:text-align="end" style:justify-single-word="false">
        <style:tab-stops/>
      </style:paragraph-properties>
    </style:style>
    <style:style style:name="P75" style:family="paragraph" style:parent-style-name="Standard">
      <style:paragraph-properties fo:text-align="center" style:justify-single-word="false">
        <style:tab-stops/>
      </style:paragraph-properties>
    </style:style>
    <style:style style:name="T1" style:family="text">
      <style:text-properties fo:font-style="italic" style:font-style-asian="italic" style:font-style-complex="italic"/>
    </style:style>
    <style:style style:name="T2" style:family="text">
      <style:text-properties officeooo:rsid="0026cfcb"/>
    </style:style>
    <style:style style:name="T3" style:family="text">
      <style:text-properties fo:font-weight="normal" style:font-weight-asian="normal" style:font-weight-complex="normal"/>
    </style:style>
    <style:style style:name="T4" style:family="text">
      <style:text-properties fo:font-weight="normal" officeooo:rsid="0070ae0e" style:font-weight-asian="normal" style:font-weight-complex="normal"/>
    </style:style>
    <style:style style:name="T5" style:family="text">
      <style:text-properties fo:font-weight="normal" officeooo:rsid="0072a77c" style:font-weight-asian="normal" style:font-weight-complex="normal"/>
    </style:style>
    <style:style style:name="T6" style:family="text">
      <style:text-properties fo:font-weight="normal" officeooo:rsid="003b8e46" style:font-weight-asian="normal" style:font-weight-complex="normal"/>
    </style:style>
    <style:style style:name="T7" style:family="text">
      <style:text-properties fo:font-weight="normal" officeooo:rsid="0074d907" style:font-weight-asian="normal" style:font-weight-complex="normal"/>
    </style:style>
    <style:style style:name="T8" style:family="text">
      <style:text-properties fo:font-weight="normal" officeooo:rsid="007651d0" style:font-weight-asian="normal" style:font-weight-complex="normal"/>
    </style:style>
    <style:style style:name="T9" style:family="text">
      <style:text-properties fo:font-weight="normal" officeooo:rsid="0076b98f" style:font-weight-asian="normal" style:font-weight-complex="normal"/>
    </style:style>
    <style:style style:name="T10" style:family="text">
      <style:text-properties officeooo:rsid="002eb0d2"/>
    </style:style>
    <style:style style:name="T11" style:family="text">
      <style:text-properties fo:font-size="10pt" style:font-size-asian="10pt" style:font-size-complex="10pt"/>
    </style:style>
    <style:style style:name="T12" style:family="text">
      <style:text-properties fo:font-size="10pt" officeooo:rsid="0030fb52" style:font-size-asian="10pt" style:font-size-complex="10pt"/>
    </style:style>
    <style:style style:name="T13" style:family="text">
      <style:text-properties fo:font-size="10pt" officeooo:rsid="003180ec" style:font-size-asian="10pt" style:font-size-complex="10pt"/>
    </style:style>
    <style:style style:name="T14" style:family="text">
      <style:text-properties fo:font-size="10pt" officeooo:rsid="00322726" style:font-size-asian="10pt" style:font-size-complex="10pt"/>
    </style:style>
    <style:style style:name="T15" style:family="text">
      <style:text-properties fo:font-size="10pt" officeooo:rsid="006468f3" style:font-size-asian="10pt" style:font-size-complex="10pt"/>
    </style:style>
    <style:style style:name="T16" style:family="text">
      <style:text-properties fo:font-size="10pt" officeooo:rsid="0064a66f" style:font-size-asian="10pt" style:font-size-complex="10pt"/>
    </style:style>
    <style:style style:name="T17" style:family="text">
      <style:text-properties fo:font-size="10pt" officeooo:rsid="00475599" style:font-size-asian="10pt" style:font-size-complex="10pt"/>
    </style:style>
    <style:style style:name="T18" style:family="text">
      <style:text-properties fo:font-size="10pt" officeooo:rsid="006904dc" style:font-size-asian="10pt" style:font-size-complex="10pt"/>
    </style:style>
    <style:style style:name="T19" style:family="text">
      <style:text-properties fo:font-size="10pt" officeooo:rsid="00703a78" style:font-size-asian="10pt" style:font-size-complex="10pt"/>
    </style:style>
    <style:style style:name="T20" style:family="text">
      <style:text-properties fo:font-size="10pt" officeooo:rsid="0064e95f" style:font-size-asian="10pt" style:font-size-complex="10pt"/>
    </style:style>
    <style:style style:name="T21" style:family="text">
      <style:text-properties officeooo:rsid="00322726"/>
    </style:style>
    <style:style style:name="T22" style:family="text">
      <style:text-properties officeooo:rsid="0032933a"/>
    </style:style>
    <style:style style:name="T23" style:family="text">
      <style:text-properties officeooo:rsid="0033ceef"/>
    </style:style>
    <style:style style:name="T24" style:family="text">
      <style:text-properties fo:font-weight="bold" style:font-weight-asian="bold" style:font-weight-complex="bold"/>
    </style:style>
    <style:style style:name="T25" style:family="text">
      <style:text-properties fo:font-weight="bold" officeooo:rsid="00703a78" style:font-weight-asian="bold" style:font-weight-complex="bold"/>
    </style:style>
    <style:style style:name="T26" style:family="text">
      <style:text-properties fo:font-weight="bold" officeooo:rsid="0070ae0e" style:font-weight-asian="bold" style:font-weight-complex="bold"/>
    </style:style>
    <style:style style:name="T27" style:family="text">
      <style:text-properties fo:font-weight="bold" officeooo:rsid="0076b98f" style:font-weight-asian="bold" style:font-weight-complex="bold"/>
    </style:style>
    <style:style style:name="T28" style:family="text">
      <style:text-properties officeooo:rsid="0037d555"/>
    </style:style>
    <style:style style:name="T29" style:family="text">
      <style:text-properties officeooo:rsid="0037db32"/>
    </style:style>
    <style:style style:name="T30" style:family="text">
      <style:text-properties officeooo:rsid="003a9ba8"/>
    </style:style>
    <style:style style:name="T31" style:family="text">
      <style:text-properties officeooo:rsid="003b8e46"/>
    </style:style>
    <style:style style:name="T32" style:family="text">
      <style:text-properties officeooo:rsid="003da2be"/>
    </style:style>
    <style:style style:name="T33" style:family="text">
      <style:text-properties officeooo:rsid="0042fb48"/>
    </style:style>
    <style:style style:name="T34" style:family="text">
      <style:text-properties officeooo:rsid="00443709"/>
    </style:style>
    <style:style style:name="T35" style:family="text">
      <style:text-properties officeooo:rsid="00475599"/>
    </style:style>
    <style:style style:name="T36" style:family="text">
      <style:text-properties officeooo:rsid="00497e43"/>
    </style:style>
    <style:style style:name="T37" style:family="text">
      <style:text-properties officeooo:rsid="004982a3"/>
    </style:style>
    <style:style style:name="T38" style:family="text">
      <style:text-properties officeooo:rsid="004c9ce2"/>
    </style:style>
    <style:style style:name="T39" style:family="text">
      <style:text-properties officeooo:rsid="004d319b"/>
    </style:style>
    <style:style style:name="T40" style:family="text">
      <style:text-properties officeooo:rsid="004e375c"/>
    </style:style>
    <style:style style:name="T41" style:family="text">
      <style:text-properties officeooo:rsid="0050cfaf"/>
    </style:style>
    <style:style style:name="T42" style:family="text">
      <style:text-properties fo:font-size="11pt" officeooo:rsid="00322726" style:font-size-asian="11pt" style:font-size-complex="11pt"/>
    </style:style>
    <style:style style:name="T43" style:family="text">
      <style:text-properties fo:font-size="11pt" officeooo:rsid="006904dc" style:font-size-asian="11pt" style:font-size-complex="11pt"/>
    </style:style>
    <style:style style:name="T44" style:family="text">
      <style:text-properties fo:font-size="11pt" officeooo:rsid="00703a78" style:font-size-asian="11pt" style:font-size-complex="11pt"/>
    </style:style>
    <style:style style:name="T45" style:family="text">
      <style:text-properties fo:font-size="11pt" officeooo:rsid="0074d907" style:font-size-asian="11pt" style:font-size-complex="11pt"/>
    </style:style>
    <style:style style:name="T46" style:family="text">
      <style:text-properties fo:font-size="11pt" fo:font-weight="normal" officeooo:rsid="004d319b" style:font-size-asian="11pt" style:font-weight-asian="normal" style:font-size-complex="11pt" style:font-weight-complex="normal"/>
    </style:style>
    <style:style style:name="T47" style:family="text">
      <style:text-properties officeooo:rsid="005f9888"/>
    </style:style>
    <style:style style:name="T48" style:family="text">
      <style:text-properties officeooo:rsid="0062452c"/>
    </style:style>
    <style:style style:name="T49" style:family="text">
      <style:text-properties officeooo:rsid="0064e95f"/>
    </style:style>
    <style:style style:name="T50" style:family="text">
      <style:text-properties officeooo:rsid="0065ce81"/>
    </style:style>
    <style:style style:name="T51" style:family="text">
      <style:text-properties officeooo:rsid="00664006"/>
    </style:style>
    <style:style style:name="T52" style:family="text">
      <style:text-properties officeooo:rsid="006aef87"/>
    </style:style>
    <style:style style:name="T53" style:family="text">
      <style:text-properties fo:color="#000000" style:font-name="0" fo:font-size="10pt" style:font-size-asian="10pt"/>
    </style:style>
    <style:style style:name="T54" style:family="text">
      <style:text-properties officeooo:rsid="00703a78"/>
    </style:style>
    <style:style style:name="T55" style:family="text">
      <style:text-properties officeooo:rsid="0074d907"/>
    </style:style>
    <style:style style:name="T56" style:family="text">
      <style:text-properties officeooo:rsid="0076b98f"/>
    </style:style>
    <style:style style:name="T57" style:family="text">
      <style:text-properties officeooo:rsid="0076dc81"/>
    </style:style>
    <style:style style:name="T58" style:family="text">
      <style:text-properties officeooo:rsid="007df966"/>
    </style:style>
    <style:style style:name="T59" style:family="text">
      <style:text-properties officeooo:rsid="007f4fd5"/>
    </style:style>
    <style:style style:name="T60" style:family="text">
      <style:text-properties officeooo:rsid="008341ae"/>
    </style:style>
    <style:style style:name="T61" style:family="text">
      <style:text-properties officeooo:rsid="0096ee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fant Sex Ratios in England and Scotland in the Nineteenth Century</text:p>
      <text:p text:style-name="P4"/>
      <text:p text:style-name="P4"/>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7"/>
          </table:table-cell>
          <table:table-cell table:style-name="Table5.A1" table:number-columns-spanned="3" office:value-type="string">
            <text:p text:style-name="P73"><text:span text:style-name="T53">Under-Two Sex Ratios</text:span></text:p>
          </table:table-cell>
          <table:covered-table-cell/>
          <table:covered-table-cell/>
        </table:table-row>
        <table:table-row table:style-name="Table5.1">
          <table:table-cell table:style-name="Table5.A1" office:value-type="string">
            <text:p text:style-name="P37"/>
          </table:table-cell>
          <table:table-cell table:style-name="Table5.A1" office:value-type="string">
            <text:p text:style-name="P42"><text:span text:style-name="T53">England</text:span></text:p>
          </table:table-cell>
          <table:table-cell table:style-name="Table5.A1" office:value-type="string">
            <text:p text:style-name="P42"><text:span text:style-name="T53">Scotland</text:span></text:p>
          </table:table-cell>
          <table:table-cell table:style-name="Table5.A1" office:value-type="string">
            <text:p text:style-name="P42"><text:span text:style-name="T53">Ireland</text:span></text:p>
          </table:table-cell>
        </table:table-row>
        <table:table-row table:style-name="Table5.1">
          <table:table-cell table:style-name="Table5.A1" office:value-type="string">
            <text:p text:style-name="P74"><text:span text:style-name="T53">1841</text:span></text:p>
          </table:table-cell>
          <table:table-cell table:style-name="Table5.A1" office:value-type="string">
            <text:p text:style-name="P42"><text:span text:style-name="T53">98.0</text:span></text:p>
          </table:table-cell>
          <table:table-cell table:style-name="Table5.A1" office:value-type="string">
            <text:p text:style-name="P42"><text:span text:style-name="T53">102.6</text:span></text:p>
          </table:table-cell>
          <table:table-cell table:style-name="Table5.A1" office:value-type="string">
            <text:p text:style-name="P42"><text:span text:style-name="T53">104.3</text:span></text:p>
          </table:table-cell>
        </table:table-row>
        <table:table-row table:style-name="Table5.1">
          <table:table-cell table:style-name="Table5.A1" office:value-type="string">
            <text:p text:style-name="P74"><text:span text:style-name="T53">1851</text:span></text:p>
          </table:table-cell>
          <table:table-cell table:style-name="Table5.A1" office:value-type="string">
            <text:p text:style-name="P42"><text:span text:style-name="T53">100.6</text:span></text:p>
          </table:table-cell>
          <table:table-cell table:style-name="Table5.A1" office:value-type="string">
            <text:p text:style-name="P42"><text:span text:style-name="T53">103.8</text:span></text:p>
          </table:table-cell>
          <table:table-cell table:style-name="Table5.A1" office:value-type="string">
            <text:p text:style-name="P42"><text:span text:style-name="T53">104.4</text:span></text:p>
          </table:table-cell>
        </table:table-row>
        <table:table-row table:style-name="Table5.1">
          <table:table-cell table:style-name="Table5.A1" office:value-type="string">
            <text:p text:style-name="P74"><text:span text:style-name="T53">1861</text:span></text:p>
          </table:table-cell>
          <table:table-cell table:style-name="Table5.A1" office:value-type="string">
            <text:p text:style-name="P42"><text:span text:style-name="T53">100.7</text:span></text:p>
          </table:table-cell>
          <table:table-cell table:style-name="Table5.A1" office:value-type="string">
            <text:p text:style-name="P42"><text:span text:style-name="T53">103.5</text:span></text:p>
          </table:table-cell>
          <table:table-cell table:style-name="Table5.A1" office:value-type="string">
            <text:p text:style-name="P42"><text:span text:style-name="T53">103.7</text:span></text:p>
          </table:table-cell>
        </table:table-row>
        <table:table-row table:style-name="Table5.1">
          <table:table-cell table:style-name="Table5.A1" office:value-type="string">
            <text:p text:style-name="P74"><text:span text:style-name="T53">1871</text:span></text:p>
          </table:table-cell>
          <table:table-cell table:style-name="Table5.A1" office:value-type="string">
            <text:p text:style-name="P42"><text:span text:style-name="T53">101.0</text:span></text:p>
          </table:table-cell>
          <table:table-cell table:style-name="Table5.A1" office:value-type="string">
            <text:p text:style-name="P42"><text:span text:style-name="T53">102.6</text:span></text:p>
          </table:table-cell>
          <table:table-cell table:style-name="Table5.A1" office:value-type="string">
            <text:p text:style-name="P42"><text:span text:style-name="T53">102.5</text:span></text:p>
          </table:table-cell>
        </table:table-row>
        <table:table-row table:style-name="Table5.1">
          <table:table-cell table:style-name="Table5.A1" office:value-type="string">
            <text:p text:style-name="P74"><text:span text:style-name="T53">1881</text:span></text:p>
          </table:table-cell>
          <table:table-cell table:style-name="Table5.A1" office:value-type="string">
            <text:p text:style-name="P42"><text:span text:style-name="T53">99.9</text:span></text:p>
          </table:table-cell>
          <table:table-cell table:style-name="Table5.A1" office:value-type="string">
            <text:p text:style-name="P42"><text:span text:style-name="T53">102.7</text:span></text:p>
          </table:table-cell>
          <table:table-cell table:style-name="Table5.A1" office:value-type="string">
            <text:p text:style-name="P42"><text:span text:style-name="T53">104.4</text:span></text:p>
          </table:table-cell>
        </table:table-row>
        <table:table-row table:style-name="Table5.1">
          <table:table-cell table:style-name="Table5.A1" office:value-type="string">
            <text:p text:style-name="P74"><text:span text:style-name="T53">1891</text:span></text:p>
          </table:table-cell>
          <table:table-cell table:style-name="Table5.A1" office:value-type="string">
            <text:p text:style-name="P42"><text:span text:style-name="T53">100.2</text:span></text:p>
          </table:table-cell>
          <table:table-cell table:style-name="Table5.A1" office:value-type="string">
            <text:p text:style-name="P42"><text:span text:style-name="T53">103.1</text:span></text:p>
          </table:table-cell>
          <table:table-cell table:style-name="Table5.A1" office:value-type="string">
            <text:p text:style-name="P42"><text:span text:style-name="T53">104.5</text:span></text:p>
          </table:table-cell>
        </table:table-row>
        <table:table-row table:style-name="Table5.1">
          <table:table-cell table:style-name="Table5.A1" office:value-type="string">
            <text:p text:style-name="P74"><text:span text:style-name="T53">1901</text:span></text:p>
          </table:table-cell>
          <table:table-cell table:style-name="Table5.A1" office:value-type="string">
            <text:p text:style-name="P42"><text:span text:style-name="T53">100.3</text:span></text:p>
          </table:table-cell>
          <table:table-cell table:style-name="Table5.A1" office:value-type="string">
            <text:p text:style-name="P42"><text:span text:style-name="T53">102.1</text:span></text:p>
          </table:table-cell>
          <table:table-cell table:style-name="Table5.A1" office:value-type="string">
            <text:p text:style-name="P42"><text:span text:style-name="T53">104.0</text:span></text:p>
          </table:table-cell>
        </table:table-row>
        <table:table-row table:style-name="Table5.1">
          <table:table-cell table:style-name="Table5.A1" office:value-type="string">
            <text:p text:style-name="P37"/>
          </table:table-cell>
          <table:table-cell table:style-name="Table5.A1" office:value-type="string">
            <text:p text:style-name="P37"/>
          </table:table-cell>
          <table:table-cell table:style-name="Table5.A1" office:value-type="string">
            <text:p text:style-name="P37"/>
          </table:table-cell>
          <table:table-cell table:style-name="Table5.A1" office:value-type="string">
            <text:p text:style-name="P37"/>
          </table:table-cell>
        </table:table-row>
      </table:table>
      <text:p text:style-name="P31"/>
      <text:p text:style-name="P71"/>
      <text:p text:style-name="P5"/>
      <text:p text:style-name="P5">Infant Sex Ratios and the Standard of Living Debate</text:p>
      <text:p text:style-name="P67"/>
      <text:p text:style-name="P68">Infant sex ratios offer a new empirical perspective on the famous <text:span text:style-name="T59">St</text:span>andard of Living debate. <text:s/>The related literature is voluminous, and we will not attempt to synthesize it.<text:note text:id="ftn1" text:note-class="footnote"><text:note-citation>1</text:note-citation><text:note-body><text:p text:style-name="P60">For an introduction to the debate, <text:span text:style-name="T58">see Engerman (1994, 1997) and Griffin (2018).</text:span></text:p></text:note-body></text:note> <text:s/>Instead, our point of departure is <text:span text:style-name="T58">Griffin’s (2018) erudite contribution which offers a nuanced discussion of the relevant economic history research and then broadens the theoretical and empirical grounds for debate. Griffin (2018:239) starts with an outsider’s cogent summary statement of the current consensus among economic historians on the course of English living standards in the first half of the nineteenth-century: “real wages were largely stagnant. while according to all other measures life actually worsened.” Griffin points to weaknesses in the pessimist consensus and then works with evidence on diet and hunger to advance a new understanding, highlighting the importance of “the fundamental divergence that opened between rural and industrial districts” with early industrialization. Although Griffin eschews dichotomous interpretations, she offers a distinctly pessimistic view of rural England, with working-class families hovering on the margins of subsistence, their incomes stagnant over the first half of the nineteenth century. Looking at industrial England, Griffin offers a more optimistic view of the period, with working-class families in the “dynamic urban/industrial sector” generally enjoying a much higher standard of living than their rural counterparts, even if the gains from industrialization were unequally shared, within and across families. Of particular interest for our sex-ratio research, Griffin (78-79) points out that declining heights in the period could reflect increased gender inequality with industrialization, with men’s real wage gains not translating into improvements in the nutrition of women and children (or perhaps, not improving enough to meet the relatively greater disease burden of urban versus rural environments). </text:span></text:p>
      <text:p text:style-name="P69"><text:tab/><text:span text:style-name="T61">Infant sex-ratio evidence for England and its neighbours in the mid- and later nineteenth century fits easily into pessimistic perspectives on the standard of living debate. <text:s/>The 1841 census is the first to provide counts of infants by sex, and there we find an under-two sex ratio of just 98.0. So a level of the infant sex ratio is <text:s/>suggestive a fairly dreadful set of living conditions for pregnant women, and for infants and their mothers. To some extent, the low SR2 may have stemmed from a low sex-ratio at birth, a result of pregnant women suffering </text:span><text:soft-page-break/><text:span text:style-name="T61">some combination of poor nutrition, overwork, stress, and disease. And to some extent, the low SR2 <text:s/>reflected the relatively higher mortality of boys versus girls, in the context of a regime of high infant mortality. <text:s/></text:span></text:p>
      <text:p text:style-name="P69"><text:span text:style-name="T61"><text:tab/>Whatever the precise time-path underlying England’s starkly-low SR2 value in 1841, the contrast to neighbouring Scotland and Ireland is noteworthy. <text:s/>Those neighbours apparently had healthy populations -- maybe because they were rural? </text:span></text:p>
      <text:p text:style-name="P69"/>
      <text:p text:style-name="P69"/>
      <text:p text:style-name="P62"><text:span text:style-name="T56">Prefamine I</text:span>reland</text:p>
      <text:p text:style-name="P1"/>
      <text:p text:style-name="P10"><text:span text:style-name="T27">Abstract</text:span><text:span text:style-name="T25">.</text:span><text:span text:style-name="T41"> Research on p</text:span>refamine Ireland <text:span text:style-name="T29">offers</text:span> an intriguing mix of evidence on living conditions, with economic indicators suggesting a pessimistic view of incomes and consumption <text:span text:style-name="T31">(e.g. Mokyr 1983)</text:span>, but <text:span text:style-name="T10">evidence on heights</text:span> suggesting a more sanguine view <text:span text:style-name="T31">(e.g. Mokyr and O' Gráda 1988, 1994, 1996; Nicholas &amp; Steckel 1997)</text:span>. Infant sex ratios provide support for <text:span text:style-name="T10">optimistic</text:span> view<text:span text:style-name="T10">s of</text:span> prefamine Ireland. The 1841 census data yield an infant sex-ratio of 104.5 for Ireland, consistent with views of the prefamine Irish as a robust and healthy preindustrial population.<text:note text:id="ftn2" text:note-class="footnote"><text:note-citation>2</text:note-citation><text:note-body><text:p text:style-name="P52"><text:span text:style-name="T55">Recall that the SR1 is a one-sided test for maternal and infant misery, and it is</text:span> possible <text:span text:style-name="T55">for </text:span>female-biased infanticide or neglect <text:span text:style-name="T55">to </text:span>produce a healthy-looking SR1 <text:span text:style-name="T30">in</text:span> an unhealthy population. <text:span text:style-name="T55">That possibility seems unlikely of prefamine Ireland, because the under-5 sex ratio was somewhat lower than the SR1 (103.4 vs 104.5). With mortal misogny, we expect to see sex ratios increasing with age (the opposite of the biological tendency). Kennedy (1973) argues for excess female mortality in nineteenth-century Ireland, which he links to the subordination of women and girls. But Kennedy’s discussion does not suggest excess female infant mortality. See also Scheper-Hughes (1987:11; 2001:236) on Ireland until the mid-nineteenth century: <text:s/>“Deformed, mentally handicapped, or sickly were sometimes viewed as ‘changelings’ tather than as human infants, and ... such babies were abandoned, tortured, or burned by their parents” 2001:236). Such practices seem likely to reduce the SR1 (not to inflate it), because on biological grounds, we would expect more male than female infants to be seen as “changelings” (even if son-preference would incline some parents otherwise). <text:s text:c="3"/></text:span></text:p></text:note-body></text:note> <text:span text:style-name="T56">A regional breakdown suggests that good health was independent of the level of economic development (or industrialization).</text:span></text:p>
      <text:p text:style-name="P44"/>
      <text:p text:style-name="P2">Prefamine Ireland</text:p>
      <text:p text:style-name="P12"/>
      <text:p text:style-name="P12"><text:span text:style-name="T22">H</text:span>istor<text:span text:style-name="T22">ical</text:span> research on Ireland <text:span text:style-name="T22">on the eve of the Great Famine paints an intriguing picture of a</text:span> <text:span text:style-name="T22">population that was poor but healthy, based on a mix of conflicting evidence on general living conditions.</text:span><text:span text:style-name="T22"><text:note text:id="ftn3" text:note-class="footnote"><text:note-citation>3</text:note-citation><text:note-body><text:p text:style-name="P54"><text:span text:style-name="T28">Al</text:span>though it may be tempting to view the Irish Famine as some simple Malthusian crisis, <text:span text:style-name="T54">research starting with Mokyr (1983)</text:span> has pushed aside notions of 'overpopulation,' demonstrating that prefamine Ireland was not hovering on the <text:span text:style-name="T54">b</text:span>rink of starvation. <text:span text:style-name="T49">Ó Gráda (1993:6) does offer the Malthusian claim that “increasing population undoubtedly produced greater mass poverty.” But his next line is “Yet the link between impoverishment and subsistence crises is not so clear cut.” </text:span></text:p></text:note-body></text:note></text:span><text:span text:style-name="T22"> Pessimistic views start with a focus on mass poverty in prefamine Ireland.</text:span><text:span text:style-name="T22"><text:note text:id="ftn4" text:note-class="footnote"><text:note-citation>4</text:note-citation><text:note-body><text:p text:style-name="P55">Among many possible, see e.g. Mokyr<text:span text:style-name="T1"> </text:span>(1983:<text:span text:style-name="T51">1</text:span>): <text:span text:style-name="T51">“</text:span>most of the people who lived in Ireland in this period were poor, poorer than in comparable economies in Europe”<text:span text:style-name="T35">; or Ó Gráda (1993:40), on the “miserable and worsening lot of the bottom third or half of the population.”</text:span></text:p></text:note-body></text:note></text:span><text:span text:style-name="T22"> P</text:span>roduction and income estimates <text:span text:style-name="T50">certainly suggest</text:span> a <text:span text:style-name="T38">very</text:span> poor society, compared to England and northwest Europe more generally. <text:s/><text:span text:style-name="T23">Current estimates put Ireland’s per capita GDP in the early 1840’s at just 1/3 of England’s and 1/2 of France’s. So low a level is not seen for England after the sixteenth century (and is seen only three times in the period 1350 to 1600).</text:span><text:span text:style-name="T23"><text:note text:id="ftn5" text:note-class="footnote"><text:note-citation>5</text:note-citation><text:note-body><text:p text:style-name="P51"><text:span text:style-name="T39">These comparisons draw on the per capita GDP estimates for Ireland and England from Thomas and Dimsdale (2017), "A Millennium of UK Data", <text:s/></text:span><text:a xlink:type="simple" xlink:href="http://www.bankofengland.co.uk/research/Pages/onebank/threecenturies.aspx" text:style-name="Internet_20_link" text:visited-style-name="Visited_20_Internet_20_Link"><text:span text:style-name="T39">Bank of England OBRA dataset</text:span></text:a><text:span text:style-name="T39">, and the estimates for France and England from the <text:s/></text:span><text:a xlink:type="simple" xlink:href="https://www.rug.nl/ggdc/historicaldevelopment/maddison/releases/maddison-project-database-2018" text:style-name="Internet_20_link" text:visited-style-name="Visited_20_Internet_20_Link"><text:span text:style-name="T39">Maddison Project Database 2018</text:span></text:a><text:span text:style-name="T39">. </text:span>Based on Thomas and Dimsdale's spreadsheets, Ir<text:span text:style-name="T39">ish </text:span>per capita GDP in the early 1840s was about £ 900 (2013 prices); values of English per capita GDP below £ 900 occur only 3 times after the year 1350 in their series (in 1375, 1556, and 1597); for the period 1350-1600, English per capita GDP averaged over £ 1,120. <text:s text:c="3"/><text:span text:style-name="T40">Ireland appeared less poor in earlier estimates of relative incomes. See e.g. Ó Gráda (2007), and references there; Ó Gráda (2007:45) suggested prefamine Irish per capita GDP was about 1/2 that in Britain. Mokyr’s (1983:11) estimates of personal income per capita circa 1840 has Ireland at some 37% to 44% of England.</text:span></text:p></text:note-body></text:note></text:span><text:span text:style-name="T23"> The GDP evidence is certainly suggestive of relatively limited consumption opportunities in Ireland.</text:span><text:span text:style-name="T23"><text:note text:id="ftn6" text:note-class="footnote"><text:note-citation>6</text:note-citation><text:note-body><text:p text:style-name="P56"><text:span text:style-name="T28">Relatively less inequality could have offset Ireland’s income disadvantage, in terms of consumption levels of the non-elite. More importantly, as Mokyr (1983:7-8) emphasized, a “gigantic” index number problem looms in comparisons of Irish to English incomes, if the Irish simply enjoyed more leisure and larger families (perhaps at the cost of material incomes). On our reading, for </text:span><text:span text:style-name="T17">Mokyr, the index number problem bears on the magnitude of the Irish-English income gap, but not its direction. In contrast, our sex-ratio evidence (below) raises questions about the direction o</text:span><text:span text:style-name="T18">f the gap, or about the relevance of national income values for standards of living in the nineteenth century. <text:s/>Such questions are also featured in historical research on comparative heights of Irish and British populations (see below).</text:span></text:p></text:note-body></text:note></text:span><text:span text:style-name="T23"> And some </text:span>demographic <text:soft-page-break/><text:span text:style-name="T32">evidence</text:span> <text:span text:style-name="T34">also points to</text:span> a pessimistic view of prefamine living conditions. <text:span text:style-name="T34">Contemporary life-tables placed Irish life expectancy at just under 30 years compared to over 41 years for the English.</text:span><text:span text:style-name="T34"><text:note text:id="ftn7" text:note-class="footnote"><text:note-citation>7</text:note-citation><text:note-body><text:p text:style-name="Footnote">Ireland Census 1841: lxxx; England, Registrar-General 1841: xvii, xix. </text:p></text:note-body></text:note></text:span><text:span text:style-name="T34"> And more recently, Mokyr (1983:38) estimated Irish infant mortality in 1840 to be 22.4 percent, at least one and half <text:s/>seven percentage points above contemporary England’s (Mitchell 1998:120).</text:span><text:note text:id="ftn8" text:note-class="footnote"><text:note-citation>8</text:note-citation><text:note-body><text:p text:style-name="P47"><text:span text:style-name="T11">See also Mokyr and O' Grada (1988:229): "Irish infant mortality rates were about 50 per cent higher than in Britain". </text:span><text:span text:style-name="T12">Infant mortality for England and Wales at mid-century was about 150-</text:span><text:span text:style-name="T13">160</text:span><text:span text:style-name="T12"> per thousand (e.g. </text:span><text:span text:style-name="T13">Mitchell 1998:120-21; </text:span><text:span text:style-name="T12">Davenport, 2020:</text:span><text:span text:style-name="T14">460). </text:span></text:p></text:note-body></text:note> </text:p>
      <text:p text:style-name="P13"><text:span text:style-name="T36"><text:tab/>However, other demographic evidence suggests a less pessimistic view, with only a small advantage to England in terms of life expectancies and infant mortality.</text:span><text:span text:style-name="T36"><text:note text:id="ftn9" text:note-class="footnote"><text:note-citation>9</text:note-citation><text:note-body><text:p text:style-name="P48"><text:span text:style-name="T11">Boyle and </text:span><text:span text:style-name="T20">Ó Gráda </text:span><text:span text:style-name="T11">(1986:561) offer a more sangine view of life expectancy in prefamine Ireland. Based on 1841 and 1821 census figures, they estimate life expectancies at birth of 38.4 for male males and 38.3 for females. Those fall just a little short of British values; for example, Wrigley (2015:64) estimates 40.6 years for British life expectancy at birth in 1836. Other sources offer lower infant mortality estimates than Mokyr’s. Boyle and O' Grada (1986:561) have Irish infant mortality in 1841 at 173/1000 for males and 135/1000 for females. </text:span><text:span text:style-name="T15">Mitchell reports Irish infant mortality starting in the mid-1860s, when it was 98/1000, substantially below Englands rate of 160/1000 (1998:</text:span><text:span text:style-name="T16">121-22); </text:span><text:span text:style-name="T19">but</text:span><text:span text:style-name="T16"> a pessimist </text:span><text:span text:style-name="T19">c</text:span><text:span text:style-name="T16">ould argue the prefamine situation was much worse.</text:span><text:span text:style-name="T11"> </text:span></text:p></text:note-body></text:note></text:span><text:span text:style-name="T36"> <text:s text:c="2"/>And of more importance, there is evidence to support an optimistic view of prefamine Irish living conditions. First, a wide range of non-quantitative evidence suggests the Irish peasantry were “healthy vigourous, and robust” (</text:span>Mokyr 198<text:span text:style-name="T21">3</text:span>:<text:span text:style-name="T21">6-9).</text:span><text:span text:style-name="T21"><text:note text:id="ftn10" text:note-class="footnote"><text:note-citation>10</text:note-citation><text:note-body><text:p text:style-name="P53"><text:span text:style-name="T37">Mokyr offers a somewhat pessimistic perspective on the observed heartiness of Irish adults, suggesting</text:span> (1983:8) a culling effect of high infant mortality: “High birth rates and high infant mortality rates tend to produce a residual adult population which is hardier and more resistant to disease”. <text:span text:style-name="T33">However, t</text:span>he results of McLaughlin, Colvin, and Blum (2020) cast doubt on a culling effect from prefamine infant mortality. They do find evidence of culling from famine mortality in areas hardest hit by the Famine; there, famine mortality was so selective that famine survivors tended to be relatively tall. But where famine mortality was not extreme, such as around Dublin, they find evidence of "scarring", with survivors from the famine period relatively short. </text:p></text:note-body></text:note></text:span><text:span text:style-name="T21"> <text:s/>Second, research on heights among Irish and British populations finds the Irish taller than the English, but shorter than the Scots, in the half-century before the Famine.</text:span><text:span text:style-name="T21"><text:note text:id="ftn11" text:note-class="footnote"><text:note-citation>11</text:note-citation><text:note-body><text:p text:style-name="Footnote">Mokyr and O' Gráda 198<text:span text:style-name="T47">8</text:span>, 1994, 1996; Floud et al. 1990:200-6; <text:s/>Ó Gráda 1991; Nicholas and Oxley 1993; Nicholas and Steckel 1997; <text:s/>Oxley 2004.</text:p></text:note-body></text:note></text:span><text:span text:style-name="T21"> <text:s/>Although some have challenged the use of average heights as a measure of living standards (Bodenhorn, Guinnane, and Mroz (2017), the evidence on Irish heights is consistent with more optimistic appraisals of the health of the Irish on the eve of the famine. </text:span></text:p>
      <text:p text:style-name="P40"><text:span text:style-name="T42"><text:s text:c="10"/>Turning to infant sex ratios in prefamine Ireland, reveals evidence for the optimistic view of Irish living conditions circa 1841 (see Table IRE</text:span><text:span text:style-name="T44">18</text:span><text:span text:style-name="T42">41.</text:span><text:span text:style-name="T44">1</text:span><text:span text:style-name="T42">), and offers nothing for a pessimistic view. With a value of 104.</text:span><text:span text:style-name="T45">5</text:span><text:span text:style-name="T42"> from the 1841 census, Ireland’s infant sex ratio is typical of healthy, well-nourished maternal and infant populations in the nineteenth century. And the modestly lower SR5 value of 103.4 provides some assurance that the infant sex-ratio was not unnaturally boosted by mortal discrimination against infant girls.</text:span><text:span text:style-name="T42"><text:note text:id="ftn12" text:note-class="footnote"><text:note-citation>12</text:note-citation><text:note-body><text:p text:style-name="P52"><text:span text:style-name="T48">Of course it </text:span>is possible that female-biased infanticide or neglect produced a healthy-looking SR1 <text:span text:style-name="T30">in</text:span> a<text:span text:style-name="T48">n Irish population that was actually</text:span> unhealthy, <text:span text:style-name="T48">but the SR5 being lower than the SR1 suggests otherwise; with mortal misogny we expect to see sex ratios increasing with age (the opposite of the biological tendency). Kennedy (1973) argues for excess female mortality in nineteenth-century Ireland, which he links to the subordination of women and girls. But Kennedy’s discussion does not suggest excess female infant mortality. See also Scheper-Hughes (1987:11; 2001:236), on Ireland until the mid-nineteenth century: <text:s/>“Deformed, mentally handicapped, or sickly were sometimes viewed as ‘changelings’ tather than as human infants, and ... such babies were abandoned, tortured, or burned by their parents” (2001:236). Such practices seem likely to reduce the SR1, because on biological grounds, we would expect more male than female infants to be seen as “changelings” (even if son-preference would incline some parents otherwise). <text:s text:c="3"/></text:span></text:p></text:note-body></text:note></text:span><text:span text:style-name="T42"> </text:span></text:p>
      <text:p text:style-name="P14"/>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columns-spanned="4" office:value-type="string">
            <text:p text:style-name="P11">Table <text:span text:style-name="T10">IRE1841.1: I</text:span>rish <text:span text:style-name="T10">Infant &amp; </text:span>Child Sex Ratios in 1841</text:p>
          </table:table-cell>
          <table:covered-table-cell/>
          <table:covered-table-cell/>
          <table:covered-table-cell/>
        </table:table-row>
        <table:table-row table:style-name="Table4.1">
          <table:table-cell table:style-name="Table4.A1" office:value-type="string">
            <text:p text:style-name="P25"/>
          </table:table-cell>
          <table:table-cell table:style-name="Table4.A1" office:value-type="string">
            <text:p text:style-name="P25"/>
          </table:table-cell>
          <table:table-cell table:style-name="Table4.A1" office:value-type="string">
            <text:p text:style-name="P25"/>
          </table:table-cell>
          <table:table-cell table:style-name="Table4.A1" office:value-type="string">
            <text:p text:style-name="P25"/>
          </table:table-cell>
        </table:table-row>
        <table:table-row table:style-name="Table4.1">
          <table:table-cell table:style-name="Table4.A1" office:value-type="string">
            <text:p text:style-name="P25"/>
          </table:table-cell>
          <table:table-cell table:style-name="Table4.A1" office:value-type="string">
            <text:p text:style-name="P26">SR1</text:p>
          </table:table-cell>
          <table:table-cell table:style-name="Table4.A1" office:value-type="string">
            <text:p text:style-name="P26">SR1-2</text:p>
          </table:table-cell>
          <table:table-cell table:style-name="Table4.A1" office:value-type="string">
            <text:p text:style-name="P26">SR5</text:p>
          </table:table-cell>
        </table:table-row>
        <table:table-row table:style-name="Table4.1">
          <table:table-cell table:style-name="Table4.A1" office:value-type="string">
            <text:p text:style-name="P30">Ireland</text:p>
          </table:table-cell>
          <table:table-cell table:style-name="Table4.A1" office:value-type="string">
            <text:p text:style-name="P28"><text:span text:style-name="T10">104</text:span>.<text:span text:style-name="T10">5</text:span></text:p>
          </table:table-cell>
          <table:table-cell table:style-name="Table4.A1" office:value-type="string">
            <text:p text:style-name="P29">104.0</text:p>
          </table:table-cell>
          <table:table-cell table:style-name="Table4.A1" office:value-type="string">
            <text:p text:style-name="P29">103.4</text:p>
          </table:table-cell>
        </table:table-row>
        <table:table-row table:style-name="Table4.1">
          <table:table-cell table:style-name="Table4.A1" table:number-columns-spanned="4" office:value-type="string">
            <text:p text:style-name="P24">source: <text:span text:style-name="T2">Report of the Commissioners ... Census of </text:span>Ireland <text:span text:style-name="T2">1841. SR1-2 refers to the sex ratio for one-year-olds. SR5 refers to the sex ratio for children under 5 years of age.</text:span> </text:p>
          </table:table-cell>
          <table:covered-table-cell/>
          <table:covered-table-cell/>
          <table:covered-table-cell/>
        </table:table-row>
      </table:table>
      <text:p text:style-name="P14"/>
      <text:p text:style-name="P41"><text:span text:style-name="T42"><text:tab/></text:span><text:span text:style-name="T44">Turning to</text:span><text:span text:style-name="T42"> </text:span><text:span text:style-name="T44">provincial </text:span><text:span text:style-name="T42">breakdowns of the sex ratio evidence undermines another pessimistic perspective on Ireland in 1841, one which associates early economic “development” with health and well-being. As Oxley (2004:73) succintly explained, Ireland was characterized by a “development gradient ... </text:span><text:span text:style-name="T43">by</text:span><text:span text:style-name="T42"> </text:span>famine's eve, Ulster was the most developed, followed by Leinster and then Munster, while Connaught was the poorest.” <text:span text:style-name="T52">Oxley points out that mortality in the Famine was “exactly the inverse” of the development gradient, which she interprets as evidence of a causal link from prefamine poverty to Famine mortality. <text:s/>The regional breakdown of the infant sex ratio provides some support for the hypothesized relationship between living conditions and development, as the Province of Ulster had the most favorable infant sex-ratio value, at 105.6. However, all four provinces had quite favorable infant sex ratios -- values of about 104, which are not suggestive of widespread destitution or hardship. We can agree with Oxley that development served to bolster an area’s “resistance to blight-induced food shortages”; but we suggest the mechanism was simply that a more diversified economy was less vulnerable to failures of the potato crop. </text:span></text:p>
      <text:p text:style-name="P41"/>
      <table:table table:name="Table3" table:style-name="Table3">
        <table:table-column table:style-name="Table3.A"/>
        <table:table-column table:style-name="Table3.B" table:number-columns-repeated="4"/>
        <table:table-row table:style-name="Table3.1">
          <table:table-cell table:style-name="Table3.A1" table:number-columns-spanned="5" office:value-type="string">
            <text:p text:style-name="P33">Table IRE1841.2 <text:s/>Infant Sex Ratios by Province in 1841</text:p>
          </table:table-cell>
          <table:covered-table-cell/>
          <table:covered-table-cell/>
          <table:covered-table-cell/>
          <table:covered-table-cell/>
        </table:table-row>
        <table:table-row table:style-name="Table3.1">
          <table:table-cell table:style-name="Table3.A1" office:value-type="string">
            <text:p text:style-name="P32"/>
          </table:table-cell>
          <table:table-cell table:style-name="Table3.A1" office:value-type="string">
            <text:p text:style-name="P42"/>
          </table:table-cell>
          <table:table-cell table:style-name="Table3.A1" office:value-type="string">
            <text:p text:style-name="P42"/>
          </table:table-cell>
          <table:table-cell table:style-name="Table3.A1" office:value-type="string">
            <text:p text:style-name="P42"/>
          </table:table-cell>
          <table:table-cell table:style-name="Table3.A1" office:value-type="string">
            <text:p text:style-name="P42"/>
          </table:table-cell>
        </table:table-row>
        <table:table-row table:style-name="Table3.1">
          <table:table-cell table:style-name="Table3.A1" office:value-type="string">
            <text:p text:style-name="P32">Province</text:p>
          </table:table-cell>
          <table:table-cell table:style-name="Table3.A1" office:value-type="string">
            <text:p text:style-name="P34">Ulster</text:p>
          </table:table-cell>
          <table:table-cell table:style-name="Table3.A1" office:value-type="string">
            <text:p text:style-name="P34"><text:s/>Leinster</text:p>
          </table:table-cell>
          <table:table-cell table:style-name="Table3.A1" office:value-type="string">
            <text:p text:style-name="P34">Munster</text:p>
          </table:table-cell>
          <table:table-cell table:style-name="Table3.A1" office:value-type="string">
            <text:p text:style-name="P34">Connaught</text:p>
          </table:table-cell>
        </table:table-row>
        <table:table-row table:style-name="Table3.1">
          <table:table-cell table:style-name="Table3.A1" office:value-type="string">
            <text:p text:style-name="P32">SR1</text:p>
          </table:table-cell>
          <table:table-cell table:style-name="Table3.A1" office:value-type="string">
            <text:p text:style-name="P34">105.6</text:p>
          </table:table-cell>
          <table:table-cell table:style-name="Table3.A1" office:value-type="string">
            <text:p text:style-name="P34"><text:s/>103.8</text:p>
          </table:table-cell>
          <table:table-cell table:style-name="Table3.A1" office:value-type="string">
            <text:p text:style-name="P34">104.4</text:p>
          </table:table-cell>
          <table:table-cell table:style-name="Table3.A1" office:value-type="string">
            <text:p text:style-name="P34">103.9</text:p>
          </table:table-cell>
        </table:table-row>
        <table:table-row table:style-name="Table3.1">
          <table:table-cell table:style-name="Table3.A1" office:value-type="string">
            <text:p text:style-name="P32"/>
          </table:table-cell>
          <table:table-cell table:style-name="Table3.A1" office:value-type="string">
            <text:p text:style-name="P42"/>
          </table:table-cell>
          <table:table-cell table:style-name="Table3.A1" office:value-type="string">
            <text:p text:style-name="P42"/>
          </table:table-cell>
          <table:table-cell table:style-name="Table3.A1" office:value-type="string">
            <text:p text:style-name="P42"/>
          </table:table-cell>
          <table:table-cell table:style-name="Table3.A1" office:value-type="string">
            <text:p text:style-name="P42"/>
          </table:table-cell>
        </table:table-row>
        <table:table-row table:style-name="Table3.1">
          <table:table-cell table:style-name="Table3.A1" office:value-type="string">
            <text:p text:style-name="P32">90% C.I.</text:p>
          </table:table-cell>
          <table:table-cell table:style-name="Table3.A1" office:value-type="string">
            <text:p text:style-name="P32">104.2-107.1</text:p>
          </table:table-cell>
          <table:table-cell table:style-name="Table3.A1" office:value-type="string">
            <text:p text:style-name="P32">102.2-105.4</text:p>
          </table:table-cell>
          <table:table-cell table:style-name="Table3.A1" office:value-type="string">
            <text:p text:style-name="P32">103.1-105.8</text:p>
          </table:table-cell>
          <table:table-cell table:style-name="Table3.A1" office:value-type="string">
            <text:p text:style-name="P32">102.2-105.7</text:p>
          </table:table-cell>
        </table:table-row>
        <table:table-row table:style-name="Table3.1">
          <table:table-cell table:style-name="Table3.A1" office:value-type="string">
            <text:p text:style-name="P32"/>
          </table:table-cell>
          <table:table-cell table:style-name="Table3.A1" office:value-type="string">
            <text:p text:style-name="P42"/>
          </table:table-cell>
          <table:table-cell table:style-name="Table3.A1" office:value-type="string">
            <text:p text:style-name="P42"/>
          </table:table-cell>
          <table:table-cell table:style-name="Table3.A1" office:value-type="string">
            <text:p text:style-name="P42"/>
          </table:table-cell>
          <table:table-cell table:style-name="Table3.A1" office:value-type="string">
            <text:p text:style-name="P42"/>
          </table:table-cell>
        </table:table-row>
        <table:table-row table:style-name="Table3.1">
          <table:table-cell table:style-name="Table3.A1" table:number-columns-spanned="5" office:value-type="string">
            <text:p text:style-name="P27">source: <text:span text:style-name="T2">Report of the Commissioners ... Census of </text:span>Ireland <text:span text:style-name="T2">1841.</text:span></text:p>
          </table:table-cell>
          <table:covered-table-cell/>
          <table:covered-table-cell/>
          <table:covered-table-cell/>
          <table:covered-table-cell/>
        </table:table-row>
      </table:table>
      <text:p text:style-name="P10"/>
      <text:p text:style-name="P8"><text:span text:style-name="T27">Postscript -- Sex Ratios in </text:span><text:span text:style-name="T26">19th-century Ireland, </text:span><text:span text:style-name="T24">Postfamine. </text:span><text:span text:style-name="T4">Infant sex ratios from the decennial censuses (1851 to 1901) are mostly suggestive of good living conditions, with SR2 values usually around 104. <text:s/>The year 18</text:span><text:span text:style-name="T9">7</text:span><text:span text:style-name="T4">1 offers one small exception to the general pattern, with a value of 102.5 for the SR2 -- </text:span><text:span text:style-name="T7">about one and one-half percentage points </text:span><text:span text:style-name="T8">lower than in the other censuses</text:span><text:span text:style-name="T4">. Th</text:span><text:span text:style-name="T8">at somewhat lower</text:span><text:span text:style-name="T7"> value</text:span><text:span text:style-name="T4"> </text:span><text:span text:style-name="T7">of</text:span><text:span text:style-name="T4"> the SR2 </text:span><text:span text:style-name="T7">for 18</text:span><text:span text:style-name="T9">7</text:span><text:span text:style-name="T8">1 </text:span><text:span text:style-name="T4">could be indicative of some </text:span><text:span text:style-name="T8">challenges to</text:span><text:span text:style-name="T4"> maternal </text:span><text:span text:style-name="T8">or </text:span><text:span text:style-name="T4">infant health; more research is needed here. <text:s/></text:span></text:p>
      <text:p text:style-name="P9"/>
      <table:table table:name="Table2" table:style-name="Table2">
        <table:table-column table:style-name="Table2.A"/>
        <table:table-column table:style-name="Table2.B" table:number-columns-repeated="2"/>
        <table:table-column table:style-name="Table2.D"/>
        <table:table-column table:style-name="Table2.B" table:number-columns-repeated="2"/>
        <table:table-column table:style-name="Table2.G"/>
        <table:table-row table:style-name="Table2.1">
          <table:table-cell table:style-name="Table2.A1" table:number-columns-spanned="6" office:value-type="string">
            <text:p text:style-name="P3">The Under-2 Sex Ratio in Ireland, Postfamine Census Benchmakrs</text:p>
          </table:table-cell>
          <table:covered-table-cell/>
          <table:covered-table-cell/>
          <table:covered-table-cell/>
          <table:covered-table-cell/>
          <table:covered-table-cell/>
          <table:table-cell table:style-name="Table2.A1" office:value-type="string">
            <text:p text:style-name="P43"/>
          </table:table-cell>
        </table:table-row>
        <table:table-row table:style-name="Table2.1">
          <table:table-cell table:style-name="Table2.A1" office:value-type="string">
            <text:p text:style-name="P43"/>
          </table:table-cell>
          <table:table-cell table:style-name="Table2.A1" office:value-type="string">
            <text:p text:style-name="P43"/>
          </table:table-cell>
          <table:table-cell table:style-name="Table2.A1" office:value-type="string">
            <text:p text:style-name="P43"/>
          </table:table-cell>
          <table:table-cell table:style-name="Table2.A1" office:value-type="string">
            <text:p text:style-name="P43"/>
          </table:table-cell>
          <table:table-cell table:style-name="Table2.A1" office:value-type="string">
            <text:p text:style-name="P43"/>
          </table:table-cell>
          <table:table-cell table:style-name="Table2.A1" office:value-type="string">
            <text:p text:style-name="P43"/>
          </table:table-cell>
          <table:table-cell table:style-name="Table2.A1" office:value-type="string">
            <text:p text:style-name="P43"/>
          </table:table-cell>
        </table:table-row>
        <table:table-row table:style-name="Table2.1">
          <table:table-cell table:style-name="Table2.A1" office:value-type="string">
            <text:p text:style-name="P38">year</text:p>
          </table:table-cell>
          <table:table-cell table:style-name="Table2.A1" office:value-type="string">
            <text:p text:style-name="P35">1851</text:p>
          </table:table-cell>
          <table:table-cell table:style-name="Table2.A1" office:value-type="string">
            <text:p text:style-name="P35">1861</text:p>
          </table:table-cell>
          <table:table-cell table:style-name="Table2.A1" office:value-type="string">
            <text:p text:style-name="P35">1871</text:p>
          </table:table-cell>
          <table:table-cell table:style-name="Table2.A1" office:value-type="string">
            <text:p text:style-name="P35">1881</text:p>
          </table:table-cell>
          <table:table-cell table:style-name="Table2.A1" office:value-type="string">
            <text:p text:style-name="P35">1891</text:p>
          </table:table-cell>
          <table:table-cell table:style-name="Table2.A1" office:value-type="string">
            <text:p text:style-name="P35">1901</text:p>
          </table:table-cell>
        </table:table-row>
        <table:table-row table:style-name="Table2.1">
          <table:table-cell table:style-name="Table2.A1" office:value-type="string">
            <text:p text:style-name="P39">SR2</text:p>
          </table:table-cell>
          <table:table-cell table:style-name="Table2.A1" office:value-type="string">
            <text:p text:style-name="P35">104.4</text:p>
          </table:table-cell>
          <table:table-cell table:style-name="Table2.A1" office:value-type="string">
            <text:p text:style-name="P35">103.7</text:p>
          </table:table-cell>
          <table:table-cell table:style-name="Table2.A1" office:value-type="string">
            <text:p text:style-name="P35">102.5</text:p>
          </table:table-cell>
          <table:table-cell table:style-name="Table2.A1" office:value-type="string">
            <text:p text:style-name="P35">104.4</text:p>
          </table:table-cell>
          <table:table-cell table:style-name="Table2.A1" office:value-type="string">
            <text:p text:style-name="P35">104.5</text:p>
          </table:table-cell>
          <table:table-cell table:style-name="Table2.A1" office:value-type="string">
            <text:p text:style-name="P35">104.0</text:p>
          </table:table-cell>
        </table:table-row>
        <table:table-row table:style-name="Table2.1">
          <table:table-cell table:style-name="Table2.A1" office:value-type="string">
            <text:p text:style-name="P43"/>
          </table:table-cell>
          <table:table-cell table:style-name="Table2.A1" office:value-type="string">
            <text:p text:style-name="P43"/>
          </table:table-cell>
          <table:table-cell table:style-name="Table2.A1" office:value-type="string">
            <text:p text:style-name="P43"/>
          </table:table-cell>
          <table:table-cell table:style-name="Table2.A1" office:value-type="string">
            <text:p text:style-name="P43"/>
          </table:table-cell>
          <table:table-cell table:style-name="Table2.A1" office:value-type="string">
            <text:p text:style-name="P43"/>
          </table:table-cell>
          <table:table-cell table:style-name="Table2.A1" office:value-type="string">
            <text:p text:style-name="P43"/>
          </table:table-cell>
          <table:table-cell table:style-name="Table2.A1" office:value-type="string">
            <text:p text:style-name="P43"/>
          </table:table-cell>
        </table:table-row>
        <table:table-row table:style-name="Table2.1">
          <table:table-cell table:style-name="Table2.A1" table:number-columns-spanned="6" office:value-type="string">
            <text:p text:style-name="P46">sources: Census of Ireland, published volumes from <text:a xlink:type="simple" xlink:href="http://www.histpop.org/ohpr/servlet/Show?page=Home" text:style-name="Internet_20_link" text:visited-style-name="Visited_20_Internet_20_Link">Histpop</text:a>.</text:p>
          </table:table-cell>
          <table:covered-table-cell/>
          <table:covered-table-cell/>
          <table:covered-table-cell/>
          <table:covered-table-cell/>
          <table:covered-table-cell/>
          <table:table-cell table:style-name="Table2.A1" office:value-type="string">
            <text:p text:style-name="P43"/>
          </table:table-cell>
        </table:table-row>
      </table:table>
      <text:p text:style-name="P36"/>
      <text:p text:style-name="P21"/>
      <text:p text:style-name="P61">References</text:p>
      <text:p text:style-name="P59">Boyle and <text:span text:style-name="T49">Ó Gráda </text:span>(1986)</text:p>
      <text:p text:style-name="P57">Davenport <text:span text:style-name="T56">(</text:span>2020<text:span text:style-name="T56">)</text:span></text:p>
      <text:p text:style-name="P20">Floud et al. <text:span text:style-name="T56">(</text:span>1990<text:span text:style-name="T56">)</text:span></text:p>
      <text:p text:style-name="P22">Kennedy (1973)</text:p>
      <text:p text:style-name="P50"><text:a xlink:type="simple" xlink:href="https://www.rug.nl/ggdc/historicaldevelopment/maddison/releases/maddison-project-database-2018" text:style-name="Internet_20_link" text:visited-style-name="Visited_20_Internet_20_Link"><text:span text:style-name="T46">Maddison Project Database 2018</text:span></text:a></text:p>
      <text:p text:style-name="P22">McLaughlin, Colvin, and Blum (2020) </text:p>
      <text:p text:style-name="P15"><text:span text:style-name="T3">Mitchell </text:span><text:span text:style-name="T9">(</text:span><text:span text:style-name="T3">1998</text:span><text:span text:style-name="T9">)</text:span></text:p>
      <text:p text:style-name="P15"><text:span text:style-name="T9">M</text:span><text:span text:style-name="T6">okyr </text:span><text:span text:style-name="T5">(</text:span><text:span text:style-name="T6">1983)</text:span></text:p>
      <text:p text:style-name="P23">Mokyr and <text:span text:style-name="T49">Ó Gráda</text:span> <text:span text:style-name="T56">(</text:span>1988, 1994, 1996<text:span text:style-name="T56">)</text:span></text:p>
      <text:p text:style-name="P20">Nicholas and Oxley <text:span text:style-name="T56">(</text:span>1993<text:span text:style-name="T56">)</text:span></text:p>
      <text:p text:style-name="P16"><text:span text:style-name="T6">Nicholas </text:span><text:span text:style-name="T9">and</text:span><text:span text:style-name="T6"> Steckel </text:span><text:span text:style-name="T9">(</text:span><text:span text:style-name="T6">199</text:span><text:span text:style-name="T5">7</text:span><text:span text:style-name="T9">)</text:span></text:p>
      <text:p text:style-name="P20">Ó Gráda 1991, 1993, 2007<text:span text:style-name="T56">)</text:span></text:p>
      <text:p text:style-name="P17"><text:span text:style-name="T5">O</text:span><text:span text:style-name="T3">xley </text:span><text:span text:style-name="T9">(</text:span><text:span text:style-name="T3">2004</text:span><text:span text:style-name="T9">)</text:span></text:p>
      <text:p text:style-name="P16"><text:span text:style-name="T4">Scheper-Hughes (1987, </text:span><text:span text:style-name="T9">2001</text:span><text:span text:style-name="T5">) </text:span></text:p>
      <text:p text:style-name="P49"><text:span text:style-name="T46">Thomas and Dimsdale (2017), "A Millennium of UK Data", <text:s/></text:span><text:a xlink:type="simple" xlink:href="http://www.bankofengland.co.uk/research/Pages/onebank/threecenturies.aspx" text:style-name="Internet_20_link" text:visited-style-name="Visited_20_Internet_20_Link"><text:span text:style-name="T46">Bank of England OBRA dataset</text:span></text:a><text:span text:style-name="T46">, </text:span></text:p>
      <text:p text:style-name="P58"/>
      <text:p text:style-name="P18">Ireland Census <text:span text:style-name="T57">Office, Report of the Commissioners ... <text:s/>census of Ireland for the year 1841.</text:span></text:p>
      <text:p text:style-name="P19">England, Registrar-General 1841</text:p>
      <text:p text:style-name="P6"/>
      <text:p text:style-name="P6"/>
      <text:p text:style-name="P6"/>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9-24T14:24:06.664588656</meta:creation-date>
    <dc:date>2020-10-12T15:30:30.332244922</dc:date>
    <meta:editing-duration>P1DT2H37M20S</meta:editing-duration>
    <meta:editing-cycles>30</meta:editing-cycles>
    <meta:generator>LibreOffice/6.3.5.2$Linux_X86_64 LibreOffice_project/dd0751754f11728f69b42ee2af66670068624673</meta:generator>
    <meta:document-statistic meta:table-count="4" meta:image-count="0" meta:object-count="0" meta:page-count="6" meta:paragraph-count="117" meta:word-count="2511" meta:character-count="16241" meta:non-whitespace-character-count="13777"/>
  </office:meta>
</office:document-meta>
</file>